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0pt" style:text-underline-style="none" fo:font-weight="normal" officeooo:rsid="000c2ea7" officeooo:paragraph-rsid="0019405d" style:font-size-asian="8.75pt" style:font-weight-asian="normal" style:font-size-complex="10pt" style:font-weight-complex="normal"/>
    </style:style>
    <style:style style:name="P8" style:family="paragraph" style:parent-style-name="Standard">
      <style:text-properties fo:font-size="10pt" style:text-underline-style="none" fo:font-weight="normal" officeooo:rsid="0014293e" officeooo:paragraph-rsid="0014293e" style:font-size-asian="8.75pt" style:font-weight-asian="normal" style:font-size-complex="10pt" style:font-weight-complex="normal"/>
    </style:style>
    <style:style style:name="P9" style:family="paragraph" style:parent-style-name="Standard">
      <style:text-properties fo:font-size="10pt" style:text-underline-style="none" fo:font-weight="normal" officeooo:rsid="0008b05d" officeooo:paragraph-rsid="000c2ea7" style:font-size-asian="8.75pt" style:font-weight-asian="normal" style:font-size-complex="10pt" style:font-weight-complex="normal"/>
    </style:style>
    <style:style style:name="P10"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11"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12" style:family="paragraph" style:parent-style-name="Standard">
      <style:paragraph-properties>
        <style:tab-stops>
          <style:tab-stop style:position="0.563cm"/>
          <style:tab-stop style:position="1.819cm"/>
        </style:tab-stops>
      </style:paragraph-properties>
      <style:text-properties fo:font-size="10pt" style:text-underline-style="solid" style:text-underline-width="auto" style:text-underline-color="font-color" fo:font-weight="normal" officeooo:rsid="0009755f" officeooo:paragraph-rsid="0009755f" style:font-size-asian="8.75pt" style:font-weight-asian="normal" style:font-size-complex="10pt" style:font-weight-complex="normal"/>
    </style:style>
    <style:style style:name="P13" style:family="paragraph" style:parent-style-name="Standard">
      <style:text-properties fo:font-size="10pt" style:text-underline-style="none" fo:font-weight="normal" officeooo:rsid="000c2ea7" officeooo:paragraph-rsid="0009755f" style:font-size-asian="8.75pt" style:font-weight-asian="normal" style:font-size-complex="10pt" style:font-weight-complex="normal"/>
    </style:style>
    <style:style style:name="P14" style:family="paragraph" style:parent-style-name="Standard">
      <style:text-properties fo:font-size="10pt" style:text-underline-style="solid" style:text-underline-width="auto" style:text-underline-color="font-color" fo:font-weight="normal" officeooo:rsid="00152b62" officeooo:paragraph-rsid="00152b62" style:font-size-asian="8.75pt" style:font-weight-asian="normal" style:font-size-complex="10pt" style:font-weight-complex="normal"/>
    </style:style>
    <style:style style:name="P15"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6" style:family="paragraph" style:parent-style-name="Standard">
      <style:text-properties fo:font-size="10pt" style:text-underline-style="none" fo:font-weight="normal" officeooo:rsid="000d5dd7" officeooo:paragraph-rsid="001686c4" style:font-size-asian="8.75pt" style:font-weight-asian="normal" style:font-size-complex="10pt" style:font-weight-complex="normal"/>
    </style:style>
    <style:style style:name="P17" style:family="paragraph" style:parent-style-name="Standard">
      <style:text-properties fo:font-size="12pt" style:text-underline-style="solid" style:text-underline-width="auto" style:text-underline-color="font-color" fo:font-weight="bold" officeooo:rsid="0009755f" officeooo:paragraph-rsid="001686c4" style:font-size-asian="10.5pt" style:font-weight-asian="bold" style:font-size-complex="12pt" style:font-weight-complex="bold"/>
    </style:style>
    <style:style style:name="P18" style:family="paragraph" style:parent-style-name="Standard">
      <style:text-properties fo:font-size="10pt" style:text-underline-style="solid" style:text-underline-width="auto" style:text-underline-color="font-color" fo:font-weight="normal" officeooo:rsid="000d5dd7" officeooo:paragraph-rsid="000d5dd7" style:font-size-asian="8.75pt" style:font-weight-asian="normal" style:font-size-complex="10pt" style:font-weight-complex="normal"/>
    </style:style>
    <style:style style:name="P19"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20" style:family="paragraph" style:parent-style-name="Standard">
      <style:text-properties fo:font-size="12pt" style:text-underline-style="solid" style:text-underline-width="auto" style:text-underline-color="font-color" fo:font-weight="bold" officeooo:rsid="000e573d" officeooo:paragraph-rsid="0009755f" style:font-size-asian="10.5pt" style:font-weight-asian="bold" style:font-size-complex="12pt" style:font-weight-complex="bold"/>
    </style:style>
    <style:style style:name="P21"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22"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23"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19405d"/>
    </style:style>
    <style:style style:name="T2" style:family="text">
      <style:text-properties officeooo:rsid="0014293e"/>
    </style:style>
    <style:style style:name="T3" style:family="text">
      <style:text-properties fo:font-weight="bold" officeooo:rsid="001686c4"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152b62"/>
    </style:style>
    <style:style style:name="T7" style:family="text">
      <style:text-properties officeooo:rsid="000c2ea7"/>
    </style:style>
    <style:style style:name="T8" style:family="text">
      <style:text-properties officeooo:rsid="000d5dd7"/>
    </style:style>
    <style:style style:name="T9" style:family="text">
      <style:text-properties officeooo:rsid="0019c5d8"/>
    </style:style>
    <style:style style:name="T10" style:family="text">
      <style:text-properties officeooo:rsid="001d76d9"/>
    </style:style>
    <style:style style:name="T11" style:family="text">
      <style:text-properties officeooo:rsid="000e573d"/>
    </style:style>
    <style:style style:name="T12" style:family="text">
      <style:text-properties officeooo:rsid="001b2b0f"/>
    </style:style>
    <style:style style:name="T13" style:family="text">
      <style:text-properties officeooo:rsid="001ce2bd"/>
    </style:style>
    <style:style style:name="T14" style:family="text">
      <style:text-properties officeooo:rsid="00103107"/>
    </style:style>
    <style:style style:name="T15" style:family="text">
      <style:text-properties officeooo:rsid="001c86ec"/>
    </style:style>
    <style:style style:name="T16" style:family="text">
      <style:text-properties officeooo:rsid="001f62ce"/>
    </style:style>
    <style:style style:name="T17" style:family="text">
      <style:text-properties officeooo:rsid="002058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text:p>
      <text:p text:style-name="P3"/>
      <text:p text:style-name="P3"/>
      <text:p text:style-name="P4">PREGUNTAS</text:p>
      <text:p text:style-name="P5"/>
      <text:p text:style-name="P6">- <text:span text:style-name="T1">1</text:span>: ¿Tienes miedo?</text:p>
      <text:p text:style-name="P6">- <text:span text:style-name="T1">2</text:span>: ¿<text:span text:style-name="T2">F</text:span>uiste feliz?</text:p>
      <text:p text:style-name="P6">- <text:span text:style-name="T1">3</text:span>: ¿<text:span text:style-name="T1">Cuál es tu festividad favorita</text:span>?</text:p>
      <text:p text:style-name="P7">- <text:span text:style-name="T1">4</text:span>: ¿<text:span text:style-name="T1">Cómo fue tu marcha</text:span>?</text:p>
      <text:p text:style-name="P7">- <text:span text:style-name="T1">5</text:span>: ¿<text:span text:style-name="T1">Echas algo de menos</text:span>?</text:p>
      <text:p text:style-name="P6"/>
      <text:p text:style-name="P6"/>
      <text:p text:style-name="P8"><text:span text:style-name="T3">¿¿ </text:span><text:span text:style-name="T4">AB CD EF</text:span> ó <text:span text:style-name="T4">ABC DEF</text:span><text:span text:style-name="T5"> ??</text:span></text:p>
      <text:p text:style-name="P6"/>
      <text:p text:style-name="P9"/>
      <text:p text:style-name="P9"/>
      <text:p text:style-name="P9"/>
      <text:p text:style-name="P10">ALMA – PELIQUEIRO</text:p>
      <text:p text:style-name="P11"/>
      <text:p text:style-name="P12">RESPUESTA<text:span text:style-name="T6">S</text:span>:</text:p>
      <text:p text:style-name="P11">- <text:span text:style-name="T1">1</text:span>: Tengo miedo de que <text:span text:style-name="T1">revelen mi identidad</text:span>, ya que significaría que las nuevas generaciones se están olvidando de mí y mi tierra.</text:p>
      <text:p text:style-name="P11">- <text:span text:style-name="T1">2</text:span>: <text:span text:style-name="T7">Muy feliz, sobre todo cuando </text:span><text:span text:style-name="T1">me daban de beber.</text:span></text:p>
      <text:p text:style-name="P6">- <text:span text:style-name="T1">3</text:span>: <text:span text:style-name="T1">El Carnaval</text:span>.</text:p>
      <text:p text:style-name="P6">- <text:span text:style-name="T1">4</text:span>: Yo <text:span text:style-name="T1">marchaba sin poder parar. Supongo que mi marcha de este mundo fue similar.</text:span></text:p>
      <text:p text:style-name="P6">- <text:span text:style-name="T1">5</text:span>: Echo de menos el olor<text:span text:style-name="T1"> </text:span>a lluvia. Echo de menos el lugar donde me crié, <text:span text:style-name="T1">sus costumbres y su cultura.</text:span></text:p>
      <text:p text:style-name="P6"/>
      <text:p text:style-name="P10"/>
      <text:p text:style-name="P10">ALMA – PAYASO</text:p>
      <text:p text:style-name="P13"/>
      <text:p text:style-name="P14">RESPUESTAS:</text:p>
      <text:p text:style-name="P6">- <text:span text:style-name="T1">1</text:span>: <text:span text:style-name="T1">¿Y tú?</text:span></text:p>
      <text:p text:style-name="P6">- <text:span text:style-name="T1">2</text:span><text:span text:style-name="T8">: </text:span><text:span text:style-name="T1">¿Y tú? ¿Eres feliz con este trabajo?</text:span></text:p>
      <text:p text:style-name="P15">- <text:span text:style-name="T1">3</text:span>: <text:span text:style-name="T1">E</text:span><text:span text:style-name="T9">l teatro.</text:span></text:p>
      <text:p text:style-name="P15">- <text:span text:style-name="T1">4</text:span>: Yo viví en una gran ciudad. Al tiempo, me mudé a una pequeña ciudad. Después, decidí mudarme a un pueblo grande, hasta que decidí mudarme a un pueblo pequeño. Pero, de repente, me vino una idea fugaz pero poderosa: mudarme al campo. Y así es c<text:span text:style-name="T10">ó</text:span>mo acabé viviendo en un cubo.</text:p>
      <text:p text:style-name="P15">- <text:span text:style-name="T1">5</text:span>: Vivir en un cubo es bastante práctico si te paras a pensarlo.</text:p>
      <text:p text:style-name="P16"/>
      <text:p text:style-name="P16"/>
      <text:p text:style-name="P17">ALMA – MORETTA</text:p>
      <text:p text:style-name="P10"/>
      <text:p text:style-name="P18">RESPUESTA<text:span text:style-name="T6">S</text:span>:</text:p>
      <text:p text:style-name="P15">- <text:span text:style-name="T9">1</text:span>: Tengo miedo <text:span text:style-name="T10">de </text:span>mostrar mi rostro, puesto que <text:span text:style-name="T10">casi </text:span>nadie lo ha visto.</text:p>
      <text:p text:style-name="P15">- <text:span text:style-name="T9">2</text:span>: Sí… <text:span text:style-name="T9">Fui algo feliz</text:span>. <text:span text:style-name="T9">Al menos, el tiempo que pasé con mi familia. Desde que no</text:span> tuve permitido poder hablar, <text:span text:style-name="T9">no era tan feliz</text:span>. Yo debía cumplir lo que de mí se esperaba, nada más. Padre se sentiría orgulloso de mí.</text:p>
      <text:p text:style-name="P15">- <text:span text:style-name="T9">3</text:span>: <text:span text:style-name="T9">El Carnaval.</text:span></text:p>
      <text:p text:style-name="P15">- <text:span text:style-name="T9">4</text:span><text:span text:style-name="T6">:</text:span><text:span text:style-name="T11"> Desdichada. Siento, ahora, que solo fui una víctima de mis circunstancias y la época en la que viví. No he tenido nada mío, un lugar en el que poder esconderme, poder gritar. Ojalá mis últimos días hubiese podido sentir, más allá de asentir.</text:span></text:p>
      <text:p text:style-name="P19">- <text:span text:style-name="T9">5</text:span>: Echo de menos a madre. Fue la única persona con la que pude hablar, reír, ser feliz. Cuando marchó, padre me envió a otro hogar y me encontró un consorte. Alejarme del lugar donde me crié junto a madre me convirtió en una persona agria y hueca.</text:p>
      <text:p text:style-name="P19"/>
      <text:p text:style-name="P19"/>
      <text:p text:style-name="P10"/>
      <text:p text:style-name="P10"/>
      <text:p text:style-name="P10"/>
      <text:p text:style-name="P10"><text:soft-page-break/>ALMA – MÉDICO DE LA PESTE</text:p>
      <text:p text:style-name="P10"/>
      <text:p text:style-name="P19">RESPUESTA<text:span text:style-name="T6">S</text:span>:</text:p>
      <text:p text:style-name="P19">- <text:span text:style-name="T12">1</text:span>: Me da miedo <text:span text:style-name="T12">la muerte, aunque parezca sorprendente</text:span>.</text:p>
      <text:p text:style-name="P19">- <text:span text:style-name="T12">2</text:span>: Yo solo he vivido una vida de preocupación…</text:p>
      <text:p text:style-name="P19">- <text:span text:style-name="T12">3</text:span>: <text:span text:style-name="T13">Me gustaban mucho las fiestas vecinales. Hace ya mucho que no se pueden celebrar.</text:span></text:p>
      <text:p text:style-name="P19">- <text:span text:style-name="T12">4</text:span>: Fea, muy fea. Tenía que haber ayudado a más personas… Era inabarcable.</text:p>
      <text:p text:style-name="P19">- <text:span text:style-name="T12">5</text:span>: Echo de menos <text:span text:style-name="T12">el mundo antes de todo esto. Antaño podíamos disfrutar de la vida, ahora solo esperábamos no estar enfermos.</text:span></text:p>
      <text:p text:style-name="P10"/>
      <text:p text:style-name="P20"/>
      <text:p text:style-name="P10">ALMA – NAMANARI</text:p>
      <text:p text:style-name="P11"/>
      <text:p text:style-name="P19">RESPUESTA<text:span text:style-name="T6">S</text:span>:</text:p>
      <text:p text:style-name="P19">- <text:span text:style-name="T12">1</text:span>: <text:span text:style-name="T14">Jamás volveré a tener miedo a nada.</text:span></text:p>
      <text:p text:style-name="P19">- <text:span text:style-name="T12">2</text:span><text:span text:style-name="T14">: N</text:span><text:span text:style-name="T12">o</text:span><text:span text:style-name="T14">. Maldigo el día que conocí a ese monstruo </text:span><text:span text:style-name="T12">y me casé con él</text:span><text:span text:style-name="T14">.</text:span></text:p>
      <text:p text:style-name="P21">- <text:span text:style-name="T12">3: El teatro. Era el único lugar donde me sentía viva.</text:span></text:p>
      <text:p text:style-name="P21">- <text:span text:style-name="T12">4</text:span>: Temprana, ese malnacido debe pagar por todo lo que me hizo y todo el tiempo que jamás recuperaré por su culpa.</text:p>
      <text:p text:style-name="P21">- <text:span text:style-name="T12">5</text:span>: Echo de menos a madre, ella siempre me apoyó. Sé que me <text:span text:style-name="T12">está </text:span>espera<text:span text:style-name="T12">ndo</text:span> tras esa puerta y <text:span text:style-name="T12">sabe mejor que nadie que no soy un demonio. No entiendo por qué, siempre, quienes más dolor han sufrido, se consideran seres malvados.</text:span></text:p>
      <text:p text:style-name="P10"/>
      <text:p text:style-name="P10"/>
      <text:p text:style-name="P10">ALMA – SATURNIA</text:p>
      <text:p text:style-name="P10"/>
      <text:p text:style-name="P22">RESPUESTA<text:span text:style-name="T6">S</text:span>:</text:p>
      <text:p text:style-name="P22">- <text:span text:style-name="T12">1</text:span>: Tengo miedo de que este mundo no sea un lugar mejor, un lugar seguro.</text:p>
      <text:p text:style-name="P22">- <text:span text:style-name="T12">2</text:span>: Sí, mucho. Descubrí quién era en realidad y pude transformar el miedo a la incomprensión en tranquilidad, ya que, lo más importante, fue que por fin podía mostrarme tal y cómo era.</text:p>
      <text:p text:style-name="P22">- <text:span text:style-name="T12">3: El teatro. También actué varias veces, en el periodo de tiempo en el que me estaba encontrando. Es algo que me ha marcado de por vida, me dio la oportunidad de interpretar otras identidades y, así, recuperar la mía. </text:span></text:p>
      <text:p text:style-name="P22">- <text:span text:style-name="T12">4</text:span>: Tranquila. Mi vida no fue fácil, pero siempre pude contar con mi familia y amistades, sobre todo cuando me inundaba la confusión. <text:span text:style-name="T12">Tuve una vida larga y plena, gracias a mis seres queridos y por darme la comprensión que necesitaba</text:span>.</text:p>
      <text:p text:style-name="P22">- <text:span text:style-name="T12">5</text:span>: A mi comunidad. Me hi<text:span text:style-name="T15">zo</text:span> mucho más fuerte.</text:p>
      <text:p text:style-name="P10"/>
      <text:p text:style-name="P10"/>
      <text:p text:style-name="P10">ALMA – MAORÍ</text:p>
      <text:p text:style-name="P11"/>
      <text:p text:style-name="P23">RESPUESTA<text:span text:style-name="T6">S</text:span>:</text:p>
      <text:p text:style-name="P23">- <text:span text:style-name="T15">1</text:span>: Tengo miedo de que desaparezca mi pueblo, mi familia.</text:p>
      <text:p text:style-name="P23">- <text:span text:style-name="T15">2</text:span>: Sí, fui muy feliz. Pude ver cómo la comunidad en la que me crié <text:span text:style-name="T15">fue tan próspera </text:span>que <text:span text:style-name="T15">ya me era</text:span> imposible conocer a todo el mundo.</text:p>
      <text:p text:style-name="P23">- <text:span text:style-name="T15">3: Me gustan las fiestas </text:span><text:span text:style-name="T16">vecinales</text:span><text:span text:style-name="T15">. Nuestras celebraciones definen quiénes somos y cuáles son nuestras raíces.</text:span></text:p>
      <text:p text:style-name="P23">- <text:span text:style-name="T15">4</text:span>: Tranquila, <text:span text:style-name="T16">plácida</text:span>. Toda mi familia estuvo conmigo y me arrop<text:span text:style-name="T15">ó</text:span>.</text:p>
      <text:p text:style-name="P23">- <text:span text:style-name="T15">5</text:span>: No, porque ahora puedo reencontrarme con mis ancestros y todos mis familiares viven en mí.</text:p>
      <text:p text:style-name="P23"/>
      <text:p text:style-name="P23"/>
      <text:p text:style-name="P23"/>
      <text:p text:style-name="P10">ALMA – GNAGA</text:p>
      <text:p text:style-name="P10"/>
      <text:p text:style-name="P23">RESPUESTA<text:span text:style-name="T6">S</text:span>: </text:p>
      <text:p text:style-name="P23">- <text:span text:style-name="T15">1</text:span>: <text:span text:style-name="T15">Tengo miedo de que mi existencia sea un crimen.</text:span></text:p>
      <text:p text:style-name="P23">- <text:span text:style-name="T15">2</text:span>: <text:span text:style-name="T15">Sí. Sí, pude ser feliz ya que, una vez al año, podíamos ser libres y expresarnos como quisiéramos.</text:span></text:p>
      <text:p text:style-name="P23">- <text:span text:style-name="T15">3: El Carnaval es mi festividad favorita.</text:span></text:p>
      <text:p text:style-name="P23">- <text:span text:style-name="T15">4: Apenas recuerdo cómo fallecí. Entre las lagunas consigo discernir algo, pero no me gusta lo que veo. Prefiero que siga siendo una incógnita.</text:span></text:p>
      <text:p text:style-name="P23">- <text:span text:style-name="T15">5</text:span>: Echo <text:span text:style-name="T13">de menos a Bigotes. Solía acompañarme en Carnaval metido en una cesta.</text:span></text:p>
      <text:p text:style-name="P23"/>
      <text:p text:style-name="P10"/>
      <text:p text:style-name="P10"><text:soft-page-break/></text:p>
      <text:p text:style-name="P10">ALMA 9 – BLANCA VACÍA</text:p>
      <text:p text:style-name="P10"/>
      <text:p text:style-name="P23">RESPUESTA<text:span text:style-name="T6">S</text:span>:</text:p>
      <text:p text:style-name="P23">- <text:span text:style-name="T15">1</text:span>: <text:span text:style-name="T17">T</text:span><text:span text:style-name="T15">engo miedo a no saber quién soy.</text:span></text:p>
      <text:p text:style-name="P23">- <text:span text:style-name="T15">2</text:span>: <text:span text:style-name="T13">N</text:span><text:span text:style-name="T15">o sé cómo me sentía</text:span>. <text:span text:style-name="T13">Creo que fui feliz.</text:span></text:p>
      <text:p text:style-name="P23">- <text:span text:style-name="T15">3</text:span>: <text:span text:style-name="T13">Solo recuerdo disfrutar las fiestas vecinales… Pero podría ser cualquiera.</text:span></text:p>
      <text:p text:style-name="P23">- <text:span text:style-name="T13">4: Siento que fue temprana, que aquel no debía ser mi final.</text:span></text:p>
      <text:p text:style-name="P23">- <text:span text:style-name="T13">5: No lo s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8T18:33:03.683699300</dc:date>
    <meta:editing-duration>PT3H42M55S</meta:editing-duration>
    <meta:editing-cycles>16</meta:editing-cycles>
    <meta:generator>LibreOffice/26.2.0.3$Windows_X86_64 LibreOffice_project/620$Build-3</meta:generator>
    <meta:document-statistic meta:table-count="0" meta:image-count="0" meta:object-count="0" meta:page-count="3" meta:paragraph-count="72" meta:word-count="923" meta:character-count="4814" meta:non-whitespace-character-count="3951"/>
  </office:meta>
</office:document-meta>
</file>